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custom-shape draw:style-name="gr1" draw:text-style-name="P1" xml:id="id1" draw:id="id1" draw:layer="layout" svg:width="10cm" svg:height="1.75cm" svg:x="7.4cm" svg:y="1.75cm">
          <text:p text:style-name="P1">HW Action (change button state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0cm" svg:height="1.75cm" svg:x="7.4cm" svg:y="7.75cm">
          <text:p text:style-name="P1">Event known hand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0cm" svg:height="1.75cm" svg:x="7.4cm" svg:y="10.75cm">
          <text:p text:style-name="P1">Handler</text:p>
          <text:p text:style-name="P1">Know function «action» n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0cm" svg:height="1.75cm" svg:x="7.4cm" svg:y="13.75cm">
          <text:p text:style-name="P1">Function «action»(param) of object</text:p>
          <text:p text:style-name="P1">param = 0.0...1.0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4cm" svg:y1="3.5cm" svg:x2="12.4cm" svg:y2="4.75cm" draw:start-shape="id1" draw:start-glue-point="2" draw:end-shape="id2" draw:end-glue-point="0" svg:d="m12400 3500v1250">
          <text:p/>
        </draw:connector>
        <draw:connector draw:style-name="gr3" draw:text-style-name="P1" draw:layer="layout" draw:type="line" svg:x1="12.4cm" svg:y1="9.5cm" svg:x2="12.4cm" svg:y2="10.75cm" draw:start-shape="id3" draw:start-glue-point="2" draw:end-shape="id4" draw:end-glue-point="0" svg:d="m12400 9500v1250">
          <text:p/>
        </draw:connector>
        <draw:connector draw:style-name="gr3" draw:text-style-name="P1" draw:layer="layout" draw:type="line" svg:x1="12.4cm" svg:y1="12.5cm" svg:x2="12.4cm" svg:y2="13.75cm" draw:start-shape="id4" draw:start-glue-point="2" draw:end-shape="id5" draw:end-glue-point="0" svg:d="m12400 12500v1250">
          <text:p/>
        </draw:connector>
        <draw:custom-shape draw:style-name="gr1" draw:text-style-name="P1" xml:id="id6" draw:id="id6" draw:layer="layout" svg:width="18cm" svg:height="1.75cm" svg:x="1.5cm" svg:y="23cm">
          <text:p text:style-name="P1">Object init — create and registring handlers</text:p>
          <text:p text:style-name="P1">on self action funct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cm" svg:height="1.75cm" svg:x="4.25cm" svg:y="26.5cm">
          <text:p text:style-name="P1">Roll front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cm" svg:height="1.75cm" svg:x="7.5cm" svg:y="26.5cm">
          <text:p text:style-name="P1">Roll b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cm" svg:height="1.75cm" svg:x="10.75cm" svg:y="26.5cm">
          <text:p text:style-name="P1">Camera</text:p>
          <text:p text:style-name="P1">Turn left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cm" svg:height="1.75cm" svg:x="14cm" svg:y="26.5cm">
          <text:p text:style-name="P1">Camera</text:p>
          <text:p text:style-name="P1">Turn righ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cm" svg:y1="24.75cm" svg:x2="5.75cm" svg:y2="26.5cm" draw:start-shape="id6" draw:start-glue-point="2" draw:end-shape="id7" draw:end-glue-point="0" svg:d="m10500 24750v875h-4750v875">
          <text:p/>
        </draw:connector>
        <draw:connector draw:style-name="gr3" draw:text-style-name="P1" draw:layer="layout" svg:x1="10.5cm" svg:y1="24.75cm" svg:x2="9cm" svg:y2="26.5cm" draw:start-shape="id6" draw:end-shape="id8" draw:end-glue-point="0" svg:d="m10500 24750v875h-1500v875">
          <text:p/>
        </draw:connector>
        <draw:connector draw:style-name="gr3" draw:text-style-name="P1" draw:layer="layout" svg:x1="10.5cm" svg:y1="24.75cm" svg:x2="12.25cm" svg:y2="26.5cm" draw:start-shape="id6" draw:start-glue-point="2" draw:end-shape="id9" draw:end-glue-point="0" svg:d="m10500 24750v875h1750v875">
          <text:p/>
        </draw:connector>
        <draw:connector draw:style-name="gr3" draw:text-style-name="P1" draw:layer="layout" svg:x1="10.5cm" svg:y1="24.75cm" svg:x2="15.5cm" svg:y2="26.5cm" draw:start-shape="id6" draw:start-glue-point="2" draw:end-shape="id10" draw:end-glue-point="0" svg:d="m10500 24750v875h5000v875">
          <text:p/>
        </draw:connector>
        <draw:custom-shape draw:style-name="gr1" draw:text-style-name="P1" xml:id="id2" draw:id="id2" draw:layer="layout" svg:width="10cm" svg:height="1.75cm" svg:x="7.4cm" svg:y="4.75cm">
          <text:p text:style-name="P1">Global controll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4cm" svg:y1="6.5cm" svg:x2="12.4cm" svg:y2="7.75cm" draw:start-shape="id2" draw:start-glue-point="2" draw:end-shape="id3" draw:end-glue-point="0" svg:d="m12400 6500v1250">
          <text:p/>
        </draw:connector>
        <draw:frame draw:style-name="gr4" draw:layer="layout" svg:width="6.42cm" svg:height="0.971cm" svg:x="12.7cm" svg:y="3.65cm">
          <draw:text-box>
            <text:p text:style-name="P2">Recognizing of action key</text:p>
          </draw:text-box>
        </draw:frame>
        <draw:frame draw:style-name="gr4" draw:layer="layout" svg:width="7.28cm" svg:height="0.971cm" svg:x="12.7cm" svg:y="6.651cm">
          <draw:text-box>
            <text:p text:style-name="P2">Selecting event for this action</text:p>
          </draw:text-box>
        </draw:frame>
        <draw:frame draw:style-name="gr4" draw:layer="layout" svg:width="6.869cm" svg:height="0.971cm" svg:x="12.7cm" svg:y="9.652cm">
          <draw:text-box>
            <text:p text:style-name="P2">Call linked handler of object</text:p>
          </draw:text-box>
        </draw:frame>
        <draw:frame draw:style-name="gr4" draw:layer="layout" svg:width="6.928cm" svg:height="0.971cm" svg:x="12.7cm" svg:y="12.653cm">
          <draw:text-box>
            <text:p text:style-name="P2">Call function with parameter</text:p>
          </draw:text-box>
        </draw:frame>
        <draw:custom-shape draw:style-name="gr1" draw:text-style-name="P1" xml:id="id11" draw:id="id11" draw:layer="layout" svg:width="3.6cm" svg:height="1.75cm" svg:x="2.15cm" svg:y="4.75cm">
          <text:p text:style-name="P1">Us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95cm" svg:y1="6.5cm" svg:x2="7.4cm" svg:y2="8.625cm" draw:start-shape="id11" draw:start-glue-point="2" draw:end-shape="id3" draw:end-glue-point="3" svg:d="m3950 6500v2125h3450">
          <text:p/>
        </draw:connector>
        <draw:frame draw:style-name="gr4" draw:layer="layout" svg:width="5.717cm" svg:height="0.971cm" svg:x="1.25cm" svg:y="8.75cm">
          <draw:text-box>
            <text:p text:style-name="P2">Registration of handler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4" draw:fill-image-name="Bitmape_20_1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Arial Narrow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10T10:15:05</meta:creation-date>
    <dc:date>2011-10-07T23:30:25</dc:date>
    <meta:editing-duration>PT25M6S</meta:editing-duration>
    <meta:editing-cycles>4</meta:editing-cycles>
    <meta:generator>LibreOffice/3.4$Linux LibreOffice_project/340m1$Build-302</meta:generator>
    <meta:document-statistic meta:object-count="25"/>
  </office:meta>
</office:document-meta>
</file>